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4, 1893</text:p>
      <text:p text:style-name="P5">Month<text:tab/><text:tab/><text:tab/><text:tab/><text:tab/><text:tab/>Dec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4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Palmer House,/</text:p>
      <text:p text:style-name="P2">Chicago/</text:p>
      <text:p text:style-name="P3">Dec 24th 1893/</text:p>
      <text:p text:style-name="P2">Dear Father/</text:p>
      <text:p text:style-name="P2"><text:tab/>Both letters received/ and contents carefully noted/</text:p>
      <text:p text:style-name="P2"><text:tab/>I know there is/ no use in writing anything to/ you, truth or otherwise as far as/ some of my family is concerned/ for they would not believe it./</text:p>
      <text:p text:style-name="P2"><text:tab/>Admitting that I am/ all that Esther has called me/ still I write to you candidly/ simply because you asked me/ to otherwise I doubt whether/ I should write at all as you/ doubtless do not wish to hear/ from me./</text:p>
      <text:p text:style-name="P2"><text:tab/>I lost my situation/ with Mr Cay because I did not/ take care of the business properly/ and he discharged me, tho he/ promised a recommendation/ wherever I went, also Mr Weil./</text:p>
      <text:p text:style-name="P2"/>
      <text:p text:style-name="P2"><text:soft-page-break/>[Page 2]</text:p>
      <text:p text:style-name="P2">I hunted high and low for/ a situation in Kansas City in/ St Louis and in Chicago where I/ have been two weeks, also--/ lately there is nothing here and/ people are starving./</text:p>
      <text:p text:style-name="P2"><text:tab/>I admit/ that the Sloman draft was a/ piece of rascality on my part/ and on his too as he had ample/ security without the draft and/ I am sorry you paid as you say/ you are not responsible for my/ debts and that is the only/ draft I ever gave on you, tho/ I admit I owe money and will/ pay if I ever find anything/ to do, to you also, I want/ nobody to give me anything/ and I sent for money because I/ had nothing to eat for three/ meals and slept no place last/ night as the letter with the/</text:p>
      <text:p text:style-name="P2"/>
      <text:p text:style-name="P2">[Page 3]</text:p>
      <text:p text:style-name="P2">Ten Dollars did not arrive/ till this morning./</text:p>
      <text:p text:style-name="P2"><text:tab/>But the Ten Dollars/ will keep me a few days still/ it is wasted as there is nothing/ to do here, and Krishbaum offered/ me a good situation and I meet/ the young man here and he/ told me they possibly could/ arrange to give me the sabbath/ under no circumstances would/ I think of coming home and/ sponging on you or working on/ the sabbath after what you wrote/ to me last summer./</text:p>
      <text:p text:style-name="P2"><text:tab/>I anxiously await/ the arrival of the answer to this letter/ and I hope you will put on a/ special delivery stamp and I/ would do the same were it not/ that I know I must make my/ last two dollars go as far as/ possible hence I send it off/</text:p>
      <text:p text:style-name="P2"/>
      <text:p text:style-name="P2">[Page 4]</text:p>
      <text:p text:style-name="P2">at once anyhow./</text:p>
      <text:p text:style-name="P2"><text:tab/>Yours/ Leon/</text:p>
      <text:p text:style-name="P2">c[/ inserted by author]o [?] Sons/ 141 State St/ Chicago/ Ill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2:43:36.36</meta:creation-date>
    <dc:date>2011-12-19T13:02:01.96</dc:date>
    <dc:creator>Penn Libraries</dc:creator>
    <meta:editing-duration>PT00H01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0" meta:word-count="576" meta:character-count="3365"/>
  </office:meta>
</office:document-meta>
</file>